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07dd" officeooo:paragraph-rsid="00130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:</text:p>
      <text:p text:style-name="P1">For gateway, bidirection, group, email, display name, internet, route, real_ip, new tunnel, clone, upgrade downgrade: array(status, message, property type, relative data);</text:p>
      <text:p text:style-name="P1"/>
      <text:p text:style-name="P1"/>
      <text:p text:style-name="P1">after completation of jobs, json will be look like: array(property type, serialize relative array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9:45:46.623476879</meta:creation-date>
    <dc:date>2016-01-25T19:57:48.158169959</dc:date>
    <meta:editing-duration>P0D</meta:editing-duration>
    <meta:editing-cycles>1</meta:editing-cycles>
    <meta:document-statistic meta:table-count="0" meta:image-count="0" meta:object-count="0" meta:page-count="1" meta:paragraph-count="3" meta:word-count="36" meta:character-count="275" meta:non-whitespace-character-count="242"/>
    <meta:generator>LibreOffice/4.2.8.2$Linux_x86 LibreOffice_project/420m0$Build-2</meta:generator>
  </office:meta>
</office:document-meta>
</file>